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paragraph-properties fo:margin-top="0cm" fo:margin-bottom="0.353cm" loext:contextual-spacing="false" fo:text-align="center" style:justify-single-word="false"/>
    </style:style>
    <style:style style:name="P5" style:family="paragraph" style:parent-style-name="Frame_20_contents">
      <style:paragraph-properties fo:margin-top="0cm" fo:margin-bottom="0cm" loext:contextual-spacing="false"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2pt" style:font-size-asian="12pt" style:font-size-complex="12pt" style:font-weight-complex="bold"/>
    </style:style>
    <style:style style:name="P7" style:family="paragraph" style:parent-style-name="Frame_20_contents">
      <style:paragraph-properties fo:margin-top="0cm" fo:margin-bottom="0cm" loext:contextual-spacing="false"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.5pt" style:font-size-asian="11.5pt" style:font-size-complex="11.5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Frame_20_contents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style:font-name="Times New Roman" fo:font-size="17.5pt" fo:font-weight="bold" style:font-size-asian="17.5pt" style:font-weight-asian="bold" style:font-size-complex="17.5pt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1.5pt" style:font-size-asian="11.5pt" style:font-size-complex="11.5pt"/>
    </style:style>
    <style:style style:name="P12" style:family="paragraph" style:parent-style-name="Frame_20_contents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0245cc9"/>
    </style:style>
    <style:style style:name="P13" style:family="paragraph" style:parent-style-name="Frame_20_contents">
      <style:paragraph-properties fo:margin-top="0cm" fo:margin-bottom="0cm" loext:contextual-spacing="false"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Frame_20_contents">
      <style:paragraph-properties fo:margin-top="0cm" fo:margin-bottom="0cm" loext:contextual-spacing="false" fo:line-height="150%"/>
      <style:text-properties style:font-name="Times New Roman" fo:font-size="12pt" fo:font-weight="normal" officeooo:paragraph-rsid="00255f6f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 style:font-weight-complex="bold"/>
    </style:style>
    <style:style style:name="T3" style:family="text">
      <style:text-properties style:font-name="Times New Roman" fo:font-size="12pt" officeooo:rsid="0021cf92" style:font-size-asian="12pt" style:font-size-complex="12pt" style:font-weight-complex="bold"/>
    </style:style>
    <style:style style:name="T4" style:family="text">
      <style:text-properties style:font-name="Times New Roman" fo:font-size="12pt" officeooo:rsid="00245cc9" style:font-size-asian="12pt" style:font-size-complex="12pt" style:font-weight-complex="bold"/>
    </style:style>
    <style:style style:name="T5" style:family="text">
      <style:text-properties style:font-name="Times New Roman" fo:font-size="12pt" officeooo:rsid="0023a826" style:font-size-asian="12pt" style:font-size-complex="12pt"/>
    </style:style>
    <style:style style:name="T6" style:family="text">
      <style:text-properties style:font-name="Times New Roman" fo:font-size="12pt" officeooo:rsid="00245cc9" style:font-size-asian="12pt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245cc9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255f6f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245cc9" style:font-size-asian="12pt" style:font-weight-asian="bold" style:font-size-complex="12pt"/>
    </style:style>
    <style:style style:name="T12" style:family="text">
      <style:text-properties style:font-name="Times New Roman" fo:font-size="12pt" fo:language="en" fo:country="US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style:font-name="Times New Roman" fo:font-size="12pt" fo:language="en" fo:country="US" fo:font-weight="bold" officeooo:rsid="00245cc9" style:font-size-asian="12pt" style:font-weight-asian="bold" style:font-size-complex="12pt" style:font-style-complex="italic" style:font-weight-complex="bold"/>
    </style:style>
    <style:style style:name="T14" style:family="text">
      <style:text-properties officeooo:rsid="00213a8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3a8c" style:font-weight-asian="normal" style:font-weight-complex="normal"/>
    </style:style>
    <style:style style:name="T17" style:family="text">
      <style:text-properties fo:font-weight="normal" officeooo:rsid="00245cc9" style:font-weight-asian="normal" style:font-weight-complex="normal"/>
    </style:style>
    <style:style style:name="T18" style:family="text">
      <style:text-properties officeooo:rsid="00245cc9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2.01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char" svg:x="-0.857cm" svg:y="0.445cm" svg:width="17.641cm" svg:height="23.813cm" draw:z-index="0"><draw:text-box><text:p text:style-name="P5"/><text:p text:style-name="P5">DECLARATION</text:p><text:p text:style-name="P10"/><text:p text:style-name="P12"><text:span text:style-name="T1">I, </text:span><text:span text:style-name="T11">StudentName</text:span><text:span text:style-name="T1">, student of </text:span><text:span text:style-name="T6">pre-final/</text:span><text:span text:style-name="T1">final semester </text:span><text:span text:style-name="T6">B.E.</text:span><text:span text:style-name="T1"> Computer </text:span><text:span text:style-name="T6">Science and </text:span><text:span text:style-name="T1">Engineering, </text:span><text:span text:style-name="T6">K.L.S. GOGTE INSTITUTE OF TECHNOLOGY,</text:span><text:span text:style-name="T1"> </text:span><text:span text:style-name="T6">Belagavi</text:span><text:span text:style-name="T1">, affiliated to </text:span><text:span text:style-name="T7">Visvesvaraya Technological University</text:span><text:span text:style-name="T1"> <text:s/>hereby declare that, the dissertation entitled “</text:span><text:span text:style-name="T13">Project Title</text:span><text:span text:style-name="T1">” has been independently carried out by me, and submitted in partial fulfilment of requirements for the award of degree, </text:span><text:span text:style-name="T9">Bachelor</text:span><text:span text:style-name="T8"> </text:span><text:span text:style-name="T10">o</text:span><text:span text:style-name="T8">f </text:span><text:span text:style-name="T9">Engineering</text:span><text:span text:style-name="T8"> </text:span><text:span text:style-name="T2">in</text:span><text:span text:style-name="T8"> Computer </text:span><text:span text:style-name="T9">Science and </text:span><text:span text:style-name="T8">Engineering </text:span><text:span text:style-name="T2">during the academic year 201</text:span><text:span text:style-name="T4">7</text:span><text:span text:style-name="T2">-201</text:span><text:span text:style-name="T4">8</text:span><text:span text:style-name="T2">. Further the matter embodied in the dissertation has not been submitted previously by anybody for the award of any degree or diploma to any other university.</text:span></text:p><text:p text:style-name="P6"/><text:p text:style-name="P6"/><text:p text:style-name="P6"/><text:p text:style-name="P7"><text:tab/><text:tab/><text:tab/><text:tab/><text:tab/><text:tab/><text:tab/> <text:s text:c="8"/><text:span text:style-name="T18">StudentName</text:span></text:p><text:p text:style-name="P14"><text:tab/><text:tab/><text:tab/><text:tab/><text:tab/><text:tab/><text:tab/> <text:s text:c="8"/><text:span text:style-name="T18">B.E. </text:span>Computer <text:span text:style-name="T18">Science and </text:span>Engineering</text:p><text:p text:style-name="P14"><text:span text:style-name="T19"><text:s/><text:tab/><text:tab/><text:tab/><text:tab/><text:tab/><text:tab/><text:tab/> <text:s text:c="8"/></text:span><text:span text:style-name="T18">GIT,</text:span> <text:span text:style-name="T18">Belagavi</text:span></text:p><text:p text:style-name="P7"><text:s/>Place: <text:span text:style-name="T18">Belagavi</text:span><text:span text:style-name="T17"><text:tab/><text:tab/><text:tab/><text:tab/><text:tab/> <text:s text:c="8"/></text:span><text:span text:style-name="T15">USN: </text:span><text:span text:style-name="T17">2GI15CSUSN</text:span></text:p><text:p text:style-name="P7"><text:s/>Date:<text:tab/><text:tab/><text:tab/><text:tab/> <text:s text:c="10"/></text:p><text:p text:style-name="P1"/><text:p text:style-name="P1"/><text:p text:style-name="P1"/><text:p text:style-name="P2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4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 </text:p>
      <text:p text:style-name="P8"><text:tab/><text:tab/> <text:s text:c="7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8T16:17:00</meta:creation-date>
    <meta:initial-creator>uday chandu</meta:initial-creator>
    <dc:language>en-IN</dc:language>
    <dc:date>2017-11-01T16:27:54.491838590</dc:date>
    <meta:editing-cycles>11</meta:editing-cycles>
    <meta:editing-duration>PT7M34S</meta:editing-duration>
    <meta:generator>LibreOffice/5.3.1.2$Linux_X86_64 LibreOffice_project/30m0$Build-2</meta:generator>
    <meta:document-statistic meta:table-count="0" meta:image-count="0" meta:object-count="0" meta:page-count="1" meta:paragraph-count="9" meta:word-count="102" meta:character-count="826" meta:non-whitespace-character-count="638"/>
    <meta:template xlink:type="simple" xlink:actuate="onRequest" xlink:title="Normal" xlink:href=""/>
  </office:meta>
</office:document-meta>
</file>